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ru" fo:country="RU"/>
    </style:style>
    <style:style style:name="T6" style:family="text">
      <style:text-properties style:font-name="Times New Roman3" fo:font-size="14pt" fo:language="en" fo:country="none"/>
    </style:style>
    <style:style style:name="T7" style:family="text">
      <style:text-properties style:font-name="Times New Roman3" fo:font-size="14pt" fo:language="en" fo:country="none" fo:font-style="italic"/>
    </style:style>
    <style:style style:name="T8" style:family="text">
      <style:text-properties style:font-name="Times New Roman3" fo:font-size="14pt" fo:language="en" fo:country="none" fo:font-style="italic" style:font-style-asian="italic" style:font-style-complex="italic"/>
    </style:style>
    <style:style style:name="T9" style:family="text">
      <style:text-properties style:font-name="Times New Roman3" fo:font-size="14pt" fo:language="en" fo:country="none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3" fo:font-size="14pt" fo:language="en" fo:country="none" fo:font-weight="bold"/>
    </style:style>
    <style:style style:name="T11" style:family="text">
      <style:text-properties style:font-name="Times New Roman3" fo:font-size="14pt" fo:language="en" fo:country="none" fo:font-weight="bold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3" fo:font-size="14pt" fo:language="en" fo:country="none" fo:font-weight="bold" style:font-name-asian="Times New Roman1" style:font-weight-asian="bold" style:font-name-complex="Times New Roman1" style:font-weight-complex="bold"/>
    </style:style>
    <style:style style:name="T13" style:family="text">
      <style:text-properties style:font-name="Times New Roman3" fo:font-size="14pt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8"><draw:image xlink:href="../../odt_eng/images/3028.png" xlink:type="simple" xlink:show="embed" xlink:actuate="onLoad"/></draw:frame></text:p>
          </table:table-cell>
          <table:table-cell table:style-name="Table1.B1" office:value-type="string">
            <text:h text:style-name="P5" text:outline-level="1">Switching on delay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799cm" draw:z-index="9"><draw:image xlink:href="../../odt_eng/images/3028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6">The unit implements a</text:span> <text:span text:style-name="T6">delay (waiting of confirmation) of an input signal over the course of specified time under change of the input </text:span><text:span text:style-name="T7">logic</text:span><text:span text:style-name="T6"> signal from 0 to 1:</text:span> </text:p>
            <text:p text:style-name="P4"><draw:frame draw:style-name="fr4" draw:name="Объект3" text:anchor-type="as-char" svg:width="10.271cm" svg:height="1.328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T4">where</text:span><text:span text:style-name="T3"><draw:frame draw:style-name="fr4" draw:name="Объект4" text:anchor-type="as-char" svg:width="1.087cm" svg:height="0.56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is</text:span><text:span text:style-name="T3"> </text:span><text:span text:style-name="T9">for the unit output signal</text:span><text:span text:style-name="T3">, </text:span><text:span text:style-name="T3"><draw:frame draw:style-name="fr4" draw:name="Объект5" text:anchor-type="as-char" svg:width="1.055cm" svg:height="0.56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is for the input signal</text:span><text:span text:style-name="T3"> , </text:span><text:span text:style-name="T3"><draw:frame draw:style-name="fr4" draw:name="Объект6" text:anchor-type="as-char" svg:width="0.693cm" svg:height="0.62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is for the switching on confirmation time constant.</text:span><text:span text:style-name="T3"> </text:span></text:p>
            <text:p text:style-name="Text_20_body"><text:span text:style-name="T11">Important:</text:span><text:span text:style-name="T3"> </text:span><text:span text:style-name="T9">The</text:span><text:span text:style-name="T3"> </text:span><text:span text:style-name="T9">unit output can be set to either </text:span><text:span text:style-name="T12">0</text:span><text:span text:style-name="T9"> or </text:span><text:span text:style-name="T12">1</text:span><text:span text:style-name="T9">.</text:span><text:span text:style-name="T3"> </text:span></text:p>
            <text:p text:style-name="Text_20_body"><text:span text:style-name="T2">Properties</text:span>:</text:p>
            <text:list xml:id="list1752691287049154265" text:style-name="L1">
              <text:list-item>
                <text:p text:style-name="P6"><text:span text:style-name="T6">Confirmation times array, sec – the switching on delay</text:span> <draw:frame draw:style-name="fr4" draw:name="Объект7" text:anchor-type="as-char" svg:width="0.693cm" svg:height="0.621cm" draw:z-index="10"><draw:object xlink:href="./Object 5" xlink:type="simple" xlink:show="embed" xlink:actuate="onLoad"/><draw:image xlink:href="./ObjectReplacements/Object 5" xlink:type="simple" xlink:show="embed" xlink:actuate="onLoad"/></draw:frame>.</text:p>
              </text:list-item>
              <text:list-item>
                <text:p text:style-name="P6"><text:span text:style-name="T6">Confirmation time</text:span> <text:span text:style-name="T6">representation – if representation of the </text:span><text:span text:style-name="T13">"Entry” is </text:span><text:span text:style-name="T6">specified, then delay time will be taken from the second extent entry.</text:span> </text:p>
              </text:list-item>
            </text:list>
            <text:p text:style-name="Text_20_body"><text:span text:style-name="T10">Comparison of the</text:span> <text:span text:style-name="T10">units</text:span> <text:span text:style-name="T6">of switching off delay, switching on delay, and together switching off and switching on delay:</text:span> </text:p>
            <text:p text:style-name="Text_20_body"><text:span text:style-name="T6">When applying</text:span> <text:span text:style-name="T6">the square signal as an input signal (the unit signal is present during <text:line-break/>10 sec, and there is not any signal during 20 sec), then the following pictures will be seen at the outputs of these units (with 6 sec switching off delay, 4 sec switching on delay, and together 2 sec switching on and 3 sec switching off delays, respectively):</text:span> </text:p>
            <text:p text:style-name="Text_20_body"><draw:frame draw:style-name="fr2" draw:name="Графический объект3" text:anchor-type="as-char" svg:width="17.104cm" svg:height="9.144cm" draw:z-index="11"><draw:image xlink:href="../../odt_eng/images/3028_a.png" xlink:type="simple" xlink:show="embed" xlink:actuate="onLoad"/></draw:frame></text:p>
            <text:p text:style-name="Text_20_body"><text:soft-page-break/><draw:frame draw:style-name="fr2" draw:name="Графический объект4" text:anchor-type="as-char" svg:width="17.104cm" svg:height="9.144cm" draw:z-index="12"><draw:image xlink:href="../../odt_eng/images/3030_a.png" xlink:type="simple" xlink:show="embed" xlink:actuate="onLoad"/></draw:frame></text:p>
            <text:p text:style-name="Text_20_body"><draw:frame draw:style-name="fr2" draw:name="Графический объект5" text:anchor-type="as-char" svg:width="17.104cm" svg:height="9.144cm" draw:z-index="13"><draw:image xlink:href="../../odt_eng/images/3029_a.png" xlink:type="simple" xlink:show="embed" xlink:actuate="onLoad"/></draw:frame></text:p>
            <text:p text:style-name="Text_20_body"><text:span text:style-name="T10">Note</text:span><text:span text:style-name="T6">:</text:span> <text:span text:style-name="T6">if any </text:span><text:span text:style-name="T7">real</text:span><text:span text:style-name="T6"> (rather then </text:span><text:span text:style-name="T7">logical</text:span><text:span text:style-name="T6">) signal is applied to the unit input, then the unit will be considered as </text:span><text:span text:style-name="T8">switched on</text:span><text:span text:style-name="T6"> in case of</text:span> <text:s/><draw:frame draw:style-name="fr4" draw:name="Объект1" text:anchor-type="as-char" svg:width="2.073cm" svg:height="0.564cm" draw:z-index="4"><draw:object xlink:href="./Object 7" xlink:type="simple" xlink:show="embed" xlink:actuate="onLoad"/><draw:image xlink:href="./ObjectReplacements/Object 7" xlink:type="simple" xlink:show="embed" xlink:actuate="onLoad"/></draw:frame><text:span text:style-name="T6">and </text:span><text:span text:style-name="T8">switched off</text:span><text:span text:style-name="T5"> </text:span><text:span text:style-name="T6">in case of</text:span><text:span text:style-name="T5"> <text:s/></text:span><text:span text:style-name="T5"><draw:frame draw:style-name="fr4" draw:name="Объект2" text:anchor-type="as-char" svg:width="2.073cm" svg:height="0.564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1">:</text:span></text:p>
            <text:p text:style-name="Text_20_body"><draw:frame draw:style-name="fr3" draw:name="Графический объект6" text:anchor-type="paragraph" svg:width="17.104cm" svg:height="9.144cm" draw:z-index="7"><draw:image xlink:href="../../odt_eng/images/3028_b.png" xlink:type="simple" xlink:show="embed" xlink:actuate="onLoad"/></draw:frame></text:p>
            <text:p text:style-name="Text_20_body"><draw:frame draw:style-name="fr3" draw:name="Графический объект7" text:anchor-type="paragraph" svg:width="17.104cm" svg:height="9.144cm" draw:z-index="6"><draw:image xlink:href="../../odt_eng/images/3029_b.png" xlink:type="simple" xlink:show="embed" xlink:actuate="onLoad"/></draw:frame>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адержка по включению</dc:title>
    <dc:date>2012-03-05T21:03:52.86</dc:date>
    <meta:editing-cycles>116</meta:editing-cycles>
    <meta:editing-duration>PT2H37M43S</meta:editing-duration>
    <dc:creator>Александр </dc:creator>
    <meta:document-statistic meta:table-count="1" meta:image-count="7" meta:object-count="7" meta:page-count="3" meta:paragraph-count="18" meta:word-count="219" meta:character-count="122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n>1,</math:mn>
                  <math:mi/>
                  <math:mi math:fontstyle="italic">if</math:mi>
                  <math:mi/>
                  <math:mi>u</math:mi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&gt;</math:mo>
                    <math:mn>0.5</math:mn>
                  </math:mrow>
                  <math:mi/>
                  <math:mtext>in the course of time</math:mtext>
                  <math:mi/>
                  <math:msub>
                    <math:mi>T</math:mi>
                    <math:mn>1</math:mn>
                  </math:msub>
                  <math:mi>;</math:mi>
                </math:mrow>
              </math:mrow>
            </math:mtr>
            <math:mtr>
              <math:mrow>
                <math:mrow>
                  <math:mn>0,</math:mn>
                  <math:mi/>
                  <math:mi math:fontstyle="italic">if</math:mi>
                  <math:mi/>
                  <math:mi>u</math:mi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&lt;</math:mo>
                    <math:mn>0.5</math:mn>
                  </math:mrow>
                  <math:mi>,</math:mi>
                </math:mrow>
              </math:mrow>
            </math:mtr>
          </math:mtable>
        </math:mrow>
      </math:mrow>
    </math:mrow>
    <math:annotation math:encoding="StarMath 5.0">y(t) = left lbrace stack{
alignl 1, ~ if ~ u(t) &gt; 0.5 ~ "in the course of time"~ T_1; #
alignl 0, ~ if ~ u(t) &lt; 0.5,}
right none
</math:annotation>
  </math:semantics>
</math: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5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7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8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